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create icon bitmaps for SAM:</text:p>
      <text:p text:style-name="Standard"/>
      <text:list xml:id="list834241836" text:style-name="L1">
        <text:list-item>
          <text:p text:style-name="P1">Open OO draw.</text:p>
        </text:list-item>
        <text:list-item>
          <text:p text:style-name="P1">Make a textbox and give it the correct dimensions. <text:s/>Add text such as “Not a bitmap”. <text:s/>You can make copies of this textbox as much as you want, but you don't want to lose it because it will be difficult to create another one with the same size, colors, etc.</text:p>
        </text:list-item>
        <text:list-item>
          <text:p text:style-name="P1">Make a copy (or lots of copies) of the “Nota bitmap” textbox.</text:p>
        </text:list-item>
        <text:list-item>
          <text:p text:style-name="P1">For each of the copies right click and select Convert; then convert the textbox to a bitmap.</text:p>
        </text:list-item>
        <text:list-item>
          <text:p text:style-name="P1">Right click on the textbox again. <text:s/>This time select Save as Picture. <text:s/>In the Save Dialog select that you want to save as a bitmap and give the file a name. <text:s/>Press Save, and you're don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Cannon</meta:initial-creator>
    <meta:creation-date>2010-10-18T15:38:47</meta:creation-date>
    <meta:document-statistic meta:table-count="0" meta:image-count="0" meta:object-count="0" meta:page-count="1" meta:paragraph-count="6" meta:word-count="129" meta:character-count="646"/>
    <dc:date>2010-10-18T15:45:06</dc:date>
    <dc:creator>Bob Cannon</dc:creator>
    <meta:editing-duration>PT00H06M19S</meta:editing-duration>
    <meta:editing-cycles>1</meta:editing-cycles>
    <meta:generator>OpenOffice.org/3.2$Linux OpenOffice.org_project/320m12$Build-9483</meta:generator>
  </office:meta>
</office:document-meta>
</file>